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officeooo:paragraph-rsid="0008491e"/>
    </style:style>
    <style:style style:name="P3" style:family="paragraph" style:parent-style-name="Code">
      <style:text-properties officeooo:paragraph-rsid="0008b2f0"/>
    </style:style>
    <style:style style:name="P4" style:family="paragraph" style:parent-style-name="Chapter_20_Title">
      <style:text-properties fo:color="#bfbfbf" style:font-name="ZapfDingbats" fo:font-size="14pt" officeooo:paragraph-rsid="0008491e" style:font-name-asian="ZapfDingbats" style:font-size-asian="14pt" style:font-name-complex="ZapfDingbats" style:font-size-complex="14pt"/>
    </style:style>
    <style:style style:name="P5" style:family="paragraph" style:parent-style-name="Chapter_20_Title">
      <style:text-properties officeooo:paragraph-rsid="0008491e"/>
    </style:style>
    <style:style style:name="P6" style:family="paragraph" style:parent-style-name="Standard">
      <style:paragraph-properties fo:text-align="justify" style:justify-single-word="false"/>
      <style:text-properties officeooo:paragraph-rsid="0008491e"/>
    </style:style>
    <style:style style:name="P7" style:family="paragraph" style:parent-style-name="Chapter_20_Number" style:master-page-name="Standard">
      <style:paragraph-properties style:page-number="auto"/>
      <style:text-properties officeooo:paragraph-rsid="0008491e"/>
    </style:style>
    <style:style style:name="P8"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9" style:family="paragraph" style:parent-style-name="Code">
      <style:text-properties style:use-window-font-color="true" style:font-name="TheSansMonoConNormal" fo:font-size="11pt" fo:language="zxx" fo:country="none" officeooo:paragraph-rsid="0008491e" style:font-name-asian="Calibri" style:font-size-asian="11pt" style:language-asian="zxx" style:country-asian="none" style:font-name-complex="TheSansMonoConNormal" style:font-size-complex="11pt" style:language-complex="ar" style:country-complex="SA"/>
    </style:style>
    <style:style style:name="P10" style:family="paragraph" style:parent-style-name="Code">
      <style:text-properties style:use-window-font-color="true" style:font-name="TheSansMonoConNormal" fo:font-size="11pt" fo:language="zxx" fo:country="none" officeooo:rsid="0007ff68" officeooo:paragraph-rsid="0007ff68" style:font-name-asian="Calibri" style:font-size-asian="11pt" style:language-asian="zxx" style:country-asian="none" style:font-name-complex="TheSansMonoConNormal" style:font-size-complex="11pt" style:language-complex="ar" style:country-complex="SA"/>
    </style:style>
    <style:style style:name="P11" style:family="paragraph" style:parent-style-name="Code">
      <style:text-properties officeooo:paragraph-rsid="0008b2f0"/>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font-style="italic" fo:font-weight="bold" style:font-style-asian="italic" style:font-weight-asian="bold"/>
    </style:style>
    <style:style style:name="T4" style:family="text">
      <style:text-properties style:font-name="Utopia-Italic" fo:font-style="italic" style:font-style-asian="italic" style:font-name-complex="Utopia-Italic" style:font-style-complex="italic"/>
    </style:style>
    <style:style style:name="T5" style:family="text">
      <style:text-properties style:font-name="Utopia-Italic" fo:font-style="italic" officeooo:rsid="000b8c10" style:font-style-asian="italic" style:font-name-complex="Utopia-Italic" style:font-style-complex="italic"/>
    </style:style>
    <style:style style:name="T6" style:family="text">
      <style:text-properties style:font-name-asian="TheSansMonoConNormal1"/>
    </style:style>
    <style:style style:name="T7" style:family="text">
      <style:text-properties officeooo:rsid="000c52f3" style:font-name-asian="TheSansMonoConNormal1"/>
    </style:style>
    <style:style style:name="T8" style:family="text">
      <style:text-properties officeooo:rsid="000ec2a6" style:font-name-asian="TheSansMonoConNormal1"/>
    </style:style>
    <style:style style:name="T9" style:family="text">
      <style:text-properties officeooo:rsid="000f7d77" style:font-name-asian="TheSansMonoConNormal1"/>
    </style:style>
    <style:style style:name="T10" style:family="text">
      <style:text-properties style:font-name="Utopia-Bold" style:font-name-complex="Utopia-Bold"/>
    </style:style>
    <style:style style:name="T11"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2" style:family="text">
      <style:text-properties style:use-window-font-color="true" style:font-name="TheSansMonoConNormal" fo:font-size="11pt" fo:language="zxx" fo:country="none" officeooo:rsid="0008b2f0" style:font-name-asian="Calibri" style:font-size-asian="11pt" style:language-asian="zxx" style:country-asian="none" style:font-name-complex="TheSansMonoConNormal" style:font-size-complex="11pt" style:language-complex="ar" style:country-complex="SA"/>
    </style:style>
    <style:style style:name="T13" style:family="text">
      <style:text-properties style:use-window-font-color="true" style:font-name="TheSansMonoConNormal" fo:font-size="11pt" fo:language="zxx" fo:country="none" officeooo:rsid="000b8c10" style:font-name-asian="Calibri" style:font-size-asian="11pt" style:language-asian="zxx"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zxx" fo:country="none" officeooo:rsid="000df8cc" style:font-name-asian="Calibri"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zxx" fo:country="none" style:font-name-asian="TheSansMonoConNormal1"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0b8c10" style:font-name-asian="TheSansMonoConNormal1"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08b2f0" style:font-name-asian="Calibri" style:font-size-asian="11pt" style:font-name-complex="Utopia" style:font-size-complex="11pt" style:language-complex="ar" style:country-complex="SA"/>
    </style:style>
    <style:style style:name="T19"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20" style:family="text">
      <style:text-properties fo:color="#000000" style:font-name="TheSansMonoConNormal" fo:font-size="11pt" fo:language="en" fo:country="GB" officeooo:rsid="0008b2f0" fo:background-color="transparent" loext:char-shading-value="0" style:font-name-asian="Calibri" style:font-size-asian="11pt" style:font-name-complex="TheSansMonoConNormal" style:font-size-complex="11pt" style:language-complex="ar" style:country-complex="SA"/>
    </style:style>
    <style:style style:name="T21" style:family="text">
      <style:text-properties fo:language="en" fo:country="GB" style:font-name-asian="Calibri" style:font-size-complex="11pt" style:language-complex="ar" style:country-complex="SA"/>
    </style:style>
    <style:style style:name="T22" style:family="text">
      <style:text-properties fo:language="en" fo:country="GB" officeooo:rsid="0008b2f0" style:font-name-asian="Calibri" style:font-size-complex="11pt" style:language-complex="ar" style:country-complex="SA"/>
    </style:style>
    <style:style style:name="T23" style:family="text">
      <style:text-properties officeooo:rsid="0014eb72"/>
    </style:style>
    <style:style style:name="T24" style:family="text">
      <style:text-properties officeooo:rsid="0008491e"/>
    </style:style>
    <style:style style:name="T25" style:family="text">
      <style:text-properties officeooo:rsid="0008b2f0"/>
    </style:style>
    <style:style style:name="T26" style:family="text">
      <style:text-properties officeooo:rsid="000c52f3"/>
    </style:style>
    <style:style style:name="T27"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office:automatic-styles>
  <office:body>
    <office:text text:use-soft-page-breaks="true">
      <office:forms form:automatic-focus="false" form:apply-design-mode="false"/>
      <text:tracked-changes>
        <text:changed-region xml:id="ct93895212297632" text:id="ct93895212297632">
          <text:insertion>
            <office:change-info>
              <dc:creator>Ray Lischner</dc:creator>
              <dc:date>2020-04-27T19:26:52</dc:date>
            </office:change-info>
          </text:insertion>
        </text:changed-region>
        <text:changed-region xml:id="ct93895292172736" text:id="ct93895292172736">
          <text:deletion>
            <office:change-info>
              <dc:creator>Ray Lischner</dc:creator>
              <dc:date>2020-04-28T10:21:54</dc:date>
            </office:change-info>
            <text:p text:style-name="Chapter_20_Title"/>
            <text:p text:style-name="Body_20_Text_20_First"/>
          </text:deletion>
        </text:changed-region>
        <text:changed-region xml:id="ct93895330286688" text:id="ct93895330286688">
          <text:insertion>
            <office:change-info>
              <dc:creator>Ray Lischner</dc:creator>
              <dc:date>2020-04-27T20:05:54</dc:date>
            </office:change-info>
          </text:insertion>
        </text:changed-region>
        <text:changed-region xml:id="ct93895292963584" text:id="ct93895292963584">
          <text:deletion>
            <office:change-info>
              <dc:creator>Ray Lischner</dc:creator>
              <dc:date>2020-04-27T20:05:55</dc:date>
            </office:change-info>
            <text:p text:style-name="Body_20_Text_20_First"><text:span text:style-name="T5">txt</text:span></text:p>
          </text:deletion>
        </text:changed-region>
        <text:changed-region xml:id="ct93895326614608" text:id="ct93895326614608">
          <text:insertion>
            <office:change-info>
              <dc:creator>Ray Lischner</dc:creator>
              <dc:date>2020-04-27T19:28:29</dc:date>
            </office:change-info>
          </text:insertion>
        </text:changed-region>
        <text:changed-region xml:id="ct93895326614848" text:id="ct93895326614848">
          <text:deletion>
            <office:change-info>
              <dc:creator>Ray Lischner</dc:creator>
              <dc:date>2020-04-27T19:28:33</dc:date>
            </office:change-info>
            <text:p text:style-name="P9">#include &lt;algorithm&gt;</text:p>
          </text:deletion>
        </text:changed-region>
        <text:changed-region xml:id="ct93895345220032" text:id="ct93895345220032">
          <text:insertion>
            <office:change-info>
              <dc:creator>Ray Lischner</dc:creator>
              <dc:date>2020-04-27T19:28:33</dc:date>
            </office:change-info>
          </text:insertion>
        </text:changed-region>
        <text:changed-region xml:id="ct93895231847088" text:id="ct93895231847088">
          <text:deletion>
            <office:change-info>
              <dc:creator>Ray Lischner</dc:creator>
              <dc:date>2020-04-27T19:28:36</dc:date>
            </office:change-info>
            <text:p text:style-name="P8">#include &lt;cerrno&gt;</text:p>
            <text:p text:style-name="Code">#include &lt;cstdio&gt;</text:p>
            <text:p text:style-name="P8">#include &lt;fstream&gt;</text:p>
          </text:deletion>
        </text:changed-region>
        <text:changed-region xml:id="ct93895235831392" text:id="ct93895235831392">
          <text:insertion>
            <office:change-info>
              <dc:creator>Ray Lischner</dc:creator>
              <dc:date>2020-04-27T19:28:36</dc:date>
            </office:change-info>
          </text:insertion>
        </text:changed-region>
        <text:changed-region xml:id="ct93895238827360" text:id="ct93895238827360">
          <text:deletion>
            <office:change-info>
              <dc:creator>Ray Lischner</dc:creator>
              <dc:date>2020-04-27T19:28:36</dc:date>
            </office:change-info>
            <text:p text:style-name="P8">#include &lt;iostream&gt;</text:p>
          </text:deletion>
        </text:changed-region>
        <text:changed-region xml:id="ct93895198364688" text:id="ct93895198364688">
          <text:insertion>
            <office:change-info>
              <dc:creator>Ray Lischner</dc:creator>
              <dc:date>2020-04-27T19:28:36</dc:date>
            </office:change-info>
          </text:insertion>
        </text:changed-region>
        <text:changed-region xml:id="ct93895277291520" text:id="ct93895277291520">
          <text:deletion>
            <office:change-info>
              <dc:creator>Ray Lischner</dc:creator>
              <dc:date>2020-04-27T19:28:37</dc:date>
            </office:change-info>
            <text:p text:style-name="P8">#include &lt;iterator&gt;</text:p>
          </text:deletion>
        </text:changed-region>
        <text:changed-region xml:id="ct93895241751136" text:id="ct93895241751136">
          <text:insertion>
            <office:change-info>
              <dc:creator>Ray Lischner</dc:creator>
              <dc:date>2020-04-27T19:28:37</dc:date>
            </office:change-info>
          </text:insertion>
        </text:changed-region>
        <text:changed-region xml:id="ct93895263427072" text:id="ct93895263427072">
          <text:deletion>
            <office:change-info>
              <dc:creator>Ray Lischner</dc:creator>
              <dc:date>2020-04-27T19:28:37</dc:date>
            </office:change-info>
            <text:p text:style-name="P8">#include &lt;system_error&gt;</text:p>
          </text:deletion>
        </text:changed-region>
        <text:changed-region xml:id="ct93895299461648" text:id="ct93895299461648">
          <text:insertion>
            <office:change-info>
              <dc:creator>Ray Lischner</dc:creator>
              <dc:date>2020-04-27T19:28:37</dc:date>
            </office:change-info>
          </text:insertion>
        </text:changed-region>
        <text:changed-region xml:id="ct93895333141888" text:id="ct93895333141888">
          <text:deletion>
            <office:change-info>
              <dc:creator>Ray Lischner</dc:creator>
              <dc:date>2020-04-27T20:05:47</dc:date>
            </office:change-info>
            <text:p text:style-name="Code">txt</text:p>
          </text:deletion>
        </text:changed-region>
        <text:changed-region xml:id="ct93895264077808" text:id="ct93895264077808">
          <text:insertion>
            <office:change-info>
              <dc:creator>Ray Lischner</dc:creator>
              <dc:date>2020-04-27T20:05:47</dc:date>
            </office:change-info>
          </text:insertion>
        </text:changed-region>
        <text:changed-region xml:id="ct93895264078128" text:id="ct93895264078128">
          <text:insertion>
            <office:change-info>
              <dc:creator>Ray Lischner</dc:creator>
              <dc:date>2020-04-27T20:05:49</dc:date>
            </office:change-info>
          </text:insertion>
        </text:changed-region>
        <text:changed-region xml:id="ct93895264596368" text:id="ct93895264596368">
          <text:deletion>
            <office:change-info>
              <dc:creator>Ray Lischner</dc:creator>
              <dc:date>2020-04-27T20:05:49</dc:date>
            </office:change-info>
            <text:p text:style-name="Code"><text:span text:style-name="T16">txt</text:span></text:p>
          </text:deletion>
        </text:changed-region>
        <text:changed-region xml:id="ct93895296485376" text:id="ct93895296485376">
          <text:deletion>
            <office:change-info>
              <dc:creator>Ray Lischner</dc:creator>
              <dc:date>2020-04-27T19:39:28</dc:date>
            </office:change-info>
            <text:p text:style-name="P3"><text:span text:style-name="T11">error_condition</text:span></text:p>
          </text:deletion>
        </text:changed-region>
        <text:changed-region xml:id="ct93895264596704" text:id="ct93895264596704">
          <text:deletion>
            <office:change-info>
              <dc:creator>Ray Lischner</dc:creator>
              <dc:date>2020-04-04T02:00:15</dc:date>
            </office:change-info>
            <text:p text:style-name="P3"><text:span text:style-name="T11">system_category().default_</text:span></text:p>
          </text:deletion>
        </text:changed-region>
        <text:changed-region xml:id="ct93895228616704" text:id="ct93895228616704">
          <text:insertion>
            <office:change-info>
              <dc:creator>Ray Lischner</dc:creator>
              <dc:date>2020-04-27T19:39:28</dc:date>
            </office:change-info>
          </text:insertion>
        </text:changed-region>
        <text:changed-region xml:id="ct93895331075216" text:id="ct93895331075216">
          <text:deletion>
            <office:change-info>
              <dc:creator>Ray Lischner</dc:creator>
              <dc:date>2020-04-27T20:23:41</dc:date>
            </office:change-info>
            <text:p text:style-name="Code"><text:span text:style-name="T6">{</text:span></text:p>
          </text:deletion>
        </text:changed-region>
        <text:changed-region xml:id="ct93895184517488" text:id="ct93895184517488">
          <text:insertion>
            <office:change-info>
              <dc:creator>Ray Lischner</dc:creator>
              <dc:date>2020-04-27T20:23:43</dc:date>
            </office:change-info>
          </text:insertion>
        </text:changed-region>
        <text:changed-region xml:id="ct93895183793616" text:id="ct93895183793616">
          <text:insertion>
            <office:change-info>
              <dc:creator>Ray Lischner</dc:creator>
              <dc:date>2020-04-27T20:23:44</dc:date>
            </office:change-info>
          </text:insertion>
        </text:changed-region>
        <text:changed-region xml:id="ct93895183793936" text:id="ct93895183793936">
          <text:deletion>
            <office:change-info>
              <dc:creator>Ray Lischner</dc:creator>
              <dc:date>2020-04-27T20:23:45</dc:date>
            </office:change-info>
            <text:p text:style-name="Code"><text:span text:style-name="T9">}</text:span></text:p>
          </text:deletion>
        </text:changed-region>
        <text:changed-region xml:id="ct93895204428016" text:id="ct93895204428016">
          <text:deletion>
            <office:change-info>
              <dc:creator>Ray Lischner</dc:creator>
              <dc:date>2020-04-27T19:39:45</dc:date>
            </office:change-info>
            <text:p text:style-name="Body_20_Text_20_Cont">header</text:p>
          </text:deletion>
        </text:changed-region>
        <text:changed-region xml:id="ct93895283015392" text:id="ct93895283015392">
          <text:insertion>
            <office:change-info>
              <dc:creator>Ray Lischner</dc:creator>
              <dc:date>2020-04-27T19:39:45</dc:date>
            </office:change-info>
          </text:insertion>
        </text:changed-region>
        <text:changed-region xml:id="ct93895198364928" text:id="ct93895198364928">
          <text:insertion>
            <office:change-info>
              <dc:creator>Ray Lischner</dc:creator>
              <dc:date>2020-04-27T19:40:21</dc:date>
            </office:change-info>
          </text:insertion>
        </text:changed-region>
        <text:changed-region xml:id="ct93895330101792" text:id="ct93895330101792">
          <text:deletion>
            <office:change-info>
              <dc:creator>Ray Lischner</dc:creator>
              <dc:date>2020-04-27T19:40:21</dc:date>
            </office:change-info>
            <text:p text:style-name="Body_20_Text_20_Cont"><text:span text:style-name="Code_20_Inline"><text:span text:style-name="T20">system</text:span></text:span></text:p>
          </text:deletion>
        </text:changed-region>
        <text:changed-region xml:id="ct93895241800960" text:id="ct93895241800960">
          <text:deletion>
            <office:change-info>
              <dc:creator>Ray Lischner</dc:creator>
              <dc:date>2020-04-27T19:44:44</dc:date>
            </office:change-info>
            <text:p text:style-name="Body_20_Text_20_Cont">construct a portable <text:span text:style-name="Code_20_Inline">std::error_code</text:span> object </text:p>
          </text:deletion>
        </text:changed-region>
        <text:changed-region xml:id="ct93895270895120" text:id="ct93895270895120">
          <text:insertion>
            <office:change-info>
              <dc:creator>Ray Lischner</dc:creator>
              <dc:date>2020-04-27T19:44:44</dc:date>
            </office:change-info>
          </text:insertion>
        </text:changed-region>
        <text:changed-region xml:id="ct93895254093808" text:id="ct93895254093808">
          <text:deletion>
            <office:change-info>
              <dc:creator>Ray Lischner</dc:creator>
              <dc:date>2020-04-27T19:44:48</dc:date>
            </office:change-info>
            <text:p text:style-name="Body_20_Text_20_Cont"><text:span text:style-name="T18">from </text:span></text:p>
          </text:deletion>
        </text:changed-region>
        <text:changed-region xml:id="ct93895254094048" text:id="ct93895254094048">
          <text:insertion>
            <office:change-info>
              <dc:creator>Ray Lischner</dc:creator>
              <dc:date>2020-04-27T19:44:48</dc:date>
            </office:change-info>
          </text:insertion>
        </text:changed-region>
        <text:changed-region xml:id="ct93895296297232" text:id="ct93895296297232">
          <text:insertion>
            <office:change-info>
              <dc:creator>Ray Lischner</dc:creator>
              <dc:date>2020-04-27T19:40:32</dc:date>
            </office:change-info>
          </text:insertion>
        </text:changed-region>
        <text:changed-region xml:id="ct93895296297472" text:id="ct93895296297472">
          <text:deletion>
            <office:change-info>
              <dc:creator>Ray Lischner</dc:creator>
              <dc:date>2020-04-27T19:40:38</dc:date>
            </office:change-info>
            <text:p text:style-name="Body_20_Text_20_Cont"><text:span text:style-name="T25">the operating system’s</text:span></text:p>
          </text:deletion>
        </text:changed-region>
        <text:changed-region xml:id="ct93895247336256" text:id="ct93895247336256">
          <text:deletion>
            <office:change-info>
              <dc:creator>Ray Lischner</dc:creator>
              <dc:date>2020-04-27T19:40:44</dc:date>
            </office:change-info>
            <text:p text:style-name="Body_20_Text_20_Cont"><text:s/></text:p>
          </text:deletion>
        </text:changed-region>
        <text:changed-region xml:id="ct93895210293328" text:id="ct93895210293328">
          <text:insertion>
            <office:change-info>
              <dc:creator>Ray Lischner</dc:creator>
              <dc:date>2020-04-27T19:40:56</dc:date>
            </office:change-info>
          </text:insertion>
        </text:changed-region>
        <text:changed-region xml:id="ct93895202844352" text:id="ct93895202844352">
          <text:insertion>
            <office:change-info>
              <dc:creator>Ray Lischner</dc:creator>
              <dc:date>2020-04-27T19:41:00</dc:date>
            </office:change-info>
          </text:insertion>
        </text:changed-region>
        <text:changed-region xml:id="ct93895203002896" text:id="ct93895203002896">
          <text:insertion>
            <office:change-info>
              <dc:creator>Ray Lischner</dc:creator>
              <dc:date>2020-04-27T19:45:04</dc:date>
            </office:change-info>
          </text:insertion>
        </text:changed-region>
        <text:changed-region xml:id="ct93895346693264" text:id="ct93895346693264">
          <text:deletion>
            <office:change-info>
              <dc:creator>Ray Lischner</dc:creator>
              <dc:date>2020-04-27T19:45:45</dc:date>
            </office:change-info>
            <text:p text:style-name="Body_20_Text_20_Cont"><text:s/>and that the resulting <text:span text:style-name="Code_20_Inline">error_code</text:span> will be helpful</text:p>
          </text:deletion>
        </text:changed-region>
        <text:changed-region xml:id="ct93895329646240" text:id="ct93895329646240">
          <text:insertion>
            <office:change-info>
              <dc:creator>Ray Lischner</dc:creator>
              <dc:date>2020-04-27T19:28:43</dc:date>
            </office:change-info>
          </text:insertion>
        </text:changed-region>
        <text:changed-region xml:id="ct93895204179456" text:id="ct93895204179456">
          <text:deletion>
            <office:change-info>
              <dc:creator>Ray Lischner</dc:creator>
              <dc:date>2020-04-27T19:28:46</dc:date>
            </office:change-info>
            <text:p text:style-name="P9">#include &lt;algorithm&gt;</text:p>
          </text:deletion>
        </text:changed-region>
        <text:changed-region xml:id="ct93895269277200" text:id="ct93895269277200">
          <text:insertion>
            <office:change-info>
              <dc:creator>Ray Lischner</dc:creator>
              <dc:date>2020-04-27T19:28:46</dc:date>
            </office:change-info>
          </text:insertion>
        </text:changed-region>
        <text:changed-region xml:id="ct93895208192304" text:id="ct93895208192304">
          <text:deletion>
            <office:change-info>
              <dc:creator>Ray Lischner</dc:creator>
              <dc:date>2020-04-27T19:28:49</dc:date>
            </office:change-info>
            <text:p text:style-name="P8">#include &lt;cerrno&gt;</text:p>
            <text:p text:style-name="Code">#include &lt;cstdio&gt;</text:p>
            <text:p text:style-name="P8">#include &lt;fstream&gt;</text:p>
          </text:deletion>
        </text:changed-region>
        <text:changed-region xml:id="ct93895239748400" text:id="ct93895239748400">
          <text:insertion>
            <office:change-info>
              <dc:creator>Ray Lischner</dc:creator>
              <dc:date>2020-04-27T19:28:49</dc:date>
            </office:change-info>
          </text:insertion>
        </text:changed-region>
        <text:changed-region xml:id="ct93895185927360" text:id="ct93895185927360">
          <text:deletion>
            <office:change-info>
              <dc:creator>Ray Lischner</dc:creator>
              <dc:date>2020-04-27T19:28:49</dc:date>
            </office:change-info>
            <text:p text:style-name="P8">#include &lt;iostream&gt;</text:p>
          </text:deletion>
        </text:changed-region>
        <text:changed-region xml:id="ct93895303188416" text:id="ct93895303188416">
          <text:insertion>
            <office:change-info>
              <dc:creator>Ray Lischner</dc:creator>
              <dc:date>2020-04-27T19:28:49</dc:date>
            </office:change-info>
          </text:insertion>
        </text:changed-region>
        <text:changed-region xml:id="ct93895210293568" text:id="ct93895210293568">
          <text:insertion>
            <office:change-info>
              <dc:creator>Ray Lischner</dc:creator>
              <dc:date>2020-04-04T02:01:23</dc:date>
            </office:change-info>
          </text:insertion>
        </text:changed-region>
        <text:changed-region xml:id="ct93895219619536" text:id="ct93895219619536">
          <text:insertion>
            <office:change-info>
              <dc:creator>Ray Lischner</dc:creator>
              <dc:date>2020-04-27T19:28:49</dc:date>
            </office:change-info>
          </text:insertion>
        </text:changed-region>
        <text:changed-region xml:id="ct93895202844592" text:id="ct93895202844592">
          <text:deletion>
            <office:change-info>
              <dc:creator>Ray Lischner</dc:creator>
              <dc:date>2020-04-27T19:28:50</dc:date>
            </office:change-info>
            <text:p text:style-name="P8">#include &lt;system_error&gt;</text:p>
          </text:deletion>
        </text:changed-region>
        <text:changed-region xml:id="ct93895203003200" text:id="ct93895203003200">
          <text:insertion>
            <office:change-info>
              <dc:creator>Ray Lischner</dc:creator>
              <dc:date>2020-04-27T19:28:50</dc:date>
            </office:change-info>
          </text:insertion>
        </text:changed-region>
        <text:changed-region xml:id="ct93895118756976" text:id="ct93895118756976">
          <text:deletion>
            <office:change-info>
              <dc:creator>Ray Lischner</dc:creator>
              <dc:date>2020-04-27T19:47:02</dc:date>
            </office:change-info>
            <text:p text:style-name="P3"><text:span text:style-name="T11">error_condition</text:span></text:p>
          </text:deletion>
        </text:changed-region>
        <text:changed-region xml:id="ct93895322875008" text:id="ct93895322875008">
          <text:deletion>
            <office:change-info>
              <dc:creator>Ray Lischner</dc:creator>
              <dc:date>2020-04-04T02:00:51</dc:date>
            </office:change-info>
            <text:p text:style-name="P3"><text:span text:style-name="T11">system_category().default_</text:span></text:p>
          </text:deletion>
        </text:changed-region>
        <text:changed-region xml:id="ct93895118889792" text:id="ct93895118889792">
          <text:insertion>
            <office:change-info>
              <dc:creator>Ray Lischner</dc:creator>
              <dc:date>2020-04-27T19:47:02</dc:date>
            </office:change-info>
          </text:insertion>
        </text:changed-region>
        <text:changed-region xml:id="ct93895346689264" text:id="ct93895346689264">
          <text:deletion>
            <office:change-info>
              <dc:creator>Ray Lischner</dc:creator>
              <dc:date>2020-04-27T19:46:54</dc:date>
            </office:change-info>
            <text:p text:style-name="P3"><text:span text:style-name="T11">error_condition</text:span></text:p>
          </text:deletion>
        </text:changed-region>
        <text:changed-region xml:id="ct93895346689024" text:id="ct93895346689024">
          <text:deletion>
            <office:change-info>
              <dc:creator>Ray Lischner</dc:creator>
              <dc:date>2020-04-04T02:01:05</dc:date>
            </office:change-info>
            <text:p text:style-name="P3"><text:span text:style-name="T11">system_category().default_</text:span></text:p>
          </text:deletion>
        </text:changed-region>
        <text:changed-region xml:id="ct93895363018624" text:id="ct93895363018624">
          <text:insertion>
            <office:change-info>
              <dc:creator>Ray Lischner</dc:creator>
              <dc:date>2020-04-27T19:46:54</dc:date>
            </office:change-info>
          </text:insertion>
        </text:changed-region>
        <text:changed-region xml:id="ct93895188653808" text:id="ct93895188653808">
          <text:deletion>
            <office:change-info>
              <dc:creator>Ray Lischner</dc:creator>
              <dc:date>2020-04-27T20:23:51</dc:date>
            </office:change-info>
            <text:p text:style-name="Code"><text:span text:style-name="T6">{</text:span></text:p>
          </text:deletion>
        </text:changed-region>
        <text:changed-region xml:id="ct93895252027856" text:id="ct93895252027856">
          <text:insertion>
            <office:change-info>
              <dc:creator>Ray Lischner</dc:creator>
              <dc:date>2020-04-27T20:23:52</dc:date>
            </office:change-info>
          </text:insertion>
        </text:changed-region>
        <text:changed-region xml:id="ct93895219457536" text:id="ct93895219457536">
          <text:insertion>
            <office:change-info>
              <dc:creator>Ray Lischner</dc:creator>
              <dc:date>2020-04-27T20:23:54</dc:date>
            </office:change-info>
          </text:insertion>
        </text:changed-region>
        <text:changed-region xml:id="ct93895328613216" text:id="ct93895328613216">
          <text:deletion>
            <office:change-info>
              <dc:creator>Ray Lischner</dc:creator>
              <dc:date>2020-04-27T20:23:54</dc:date>
            </office:change-info>
            <text:p text:style-name="Code"><text:span text:style-name="T9">}</text:span></text:p>
          </text:deletion>
        </text:changed-region>
        <text:changed-region xml:id="ct93895224484960" text:id="ct93895224484960">
          <text:insertion>
            <office:change-info>
              <dc:creator>Ray Lischner</dc:creator>
              <dc:date>2020-04-27T19:28:05</dc:date>
            </office:change-info>
          </text:insertion>
        </text:changed-region>
        <text:changed-region xml:id="ct93895251665760" text:id="ct93895251665760">
          <text:deletion>
            <office:change-info>
              <dc:creator>Ray Lischner</dc:creator>
              <dc:date>2020-04-27T19:28:14</dc:date>
            </office:change-info>
            <text:p text:style-name="P9">#include &lt;algorithm&gt;</text:p>
          </text:deletion>
        </text:changed-region>
        <text:changed-region xml:id="ct93895200869312" text:id="ct93895200869312">
          <text:insertion>
            <office:change-info>
              <dc:creator>Ray Lischner</dc:creator>
              <dc:date>2020-04-27T19:28:14</dc:date>
            </office:change-info>
          </text:insertion>
        </text:changed-region>
        <text:changed-region xml:id="ct93895366146400" text:id="ct93895366146400">
          <text:deletion>
            <office:change-info>
              <dc:creator>Ray Lischner</dc:creator>
              <dc:date>2020-04-27T19:28:18</dc:date>
            </office:change-info>
            <text:p text:style-name="P8">#include &lt;cerrno&gt;</text:p>
            <text:p text:style-name="Code">#include &lt;cstdio&gt;</text:p>
            <text:p text:style-name="P8">#include &lt;fstream&gt;</text:p>
          </text:deletion>
        </text:changed-region>
        <text:changed-region xml:id="ct93895213534528" text:id="ct93895213534528">
          <text:insertion>
            <office:change-info>
              <dc:creator>Ray Lischner</dc:creator>
              <dc:date>2020-04-27T19:28:18</dc:date>
            </office:change-info>
          </text:insertion>
        </text:changed-region>
        <text:changed-region xml:id="ct93895364513120" text:id="ct93895364513120">
          <text:deletion>
            <office:change-info>
              <dc:creator>Ray Lischner</dc:creator>
              <dc:date>2020-04-27T19:28:19</dc:date>
            </office:change-info>
            <text:p text:style-name="P8">#include &lt;iostream&gt;</text:p>
          </text:deletion>
        </text:changed-region>
        <text:changed-region xml:id="ct93895305378416" text:id="ct93895305378416">
          <text:insertion>
            <office:change-info>
              <dc:creator>Ray Lischner</dc:creator>
              <dc:date>2020-04-27T19:28:19</dc:date>
            </office:change-info>
          </text:insertion>
        </text:changed-region>
        <text:changed-region xml:id="ct93895297912384" text:id="ct93895297912384">
          <text:insertion>
            <office:change-info>
              <dc:creator>Ray Lischner</dc:creator>
              <dc:date>2020-04-04T02:01:38</dc:date>
            </office:change-info>
          </text:insertion>
        </text:changed-region>
        <text:changed-region xml:id="ct93895330954496" text:id="ct93895330954496">
          <text:insertion>
            <office:change-info>
              <dc:creator>Ray Lischner</dc:creator>
              <dc:date>2020-04-27T19:28:19</dc:date>
            </office:change-info>
          </text:insertion>
        </text:changed-region>
        <text:changed-region xml:id="ct93895307309664" text:id="ct93895307309664">
          <text:deletion>
            <office:change-info>
              <dc:creator>Ray Lischner</dc:creator>
              <dc:date>2020-04-27T19:28:20</dc:date>
            </office:change-info>
            <text:p text:style-name="P8">#include &lt;system_error&gt;</text:p>
          </text:deletion>
        </text:changed-region>
        <text:changed-region xml:id="ct93895239220016" text:id="ct93895239220016">
          <text:insertion>
            <office:change-info>
              <dc:creator>Ray Lischner</dc:creator>
              <dc:date>2020-04-27T19:28:20</dc:date>
            </office:change-info>
          </text:insertion>
        </text:changed-region>
        <text:changed-region xml:id="ct93895307196064" text:id="ct93895307196064">
          <text:insertion>
            <office:change-info>
              <dc:creator>Ray Lischner</dc:creator>
              <dc:date>2020-04-27T20:06:48</dc:date>
            </office:change-info>
          </text:insertion>
        </text:changed-region>
        <text:changed-region xml:id="ct93895288431696" text:id="ct93895288431696">
          <text:deletion>
            <office:change-info>
              <dc:creator>Ray Lischner</dc:creator>
              <dc:date>2020-04-27T20:06:48</dc:date>
            </office:change-info>
            <text:p text:style-name="Code"><text:span text:style-name="T26">2</text:span></text:p>
          </text:deletion>
        </text:changed-region>
        <text:changed-region xml:id="ct93895262134112" text:id="ct93895262134112">
          <text:insertion>
            <office:change-info>
              <dc:creator>Ray Lischner</dc:creator>
              <dc:date>2020-04-27T20:06:50</dc:date>
            </office:change-info>
          </text:insertion>
        </text:changed-region>
        <text:changed-region xml:id="ct93895186000640" text:id="ct93895186000640">
          <text:deletion>
            <office:change-info>
              <dc:creator>Ray Lischner</dc:creator>
              <dc:date>2020-04-27T20:06:50</dc:date>
            </office:change-info>
            <text:p text:style-name="Code"><text:span text:style-name="T7">2</text:span></text:p>
          </text:deletion>
        </text:changed-region>
        <text:changed-region xml:id="ct93895205309984" text:id="ct93895205309984">
          <text:deletion>
            <office:change-info>
              <dc:creator>Ray Lischner</dc:creator>
              <dc:date>2020-04-27T19:38:41</dc:date>
            </office:change-info>
            <text:p text:style-name="Code"><text:span text:style-name="T11">error_condition</text:span></text:p>
          </text:deletion>
        </text:changed-region>
        <text:changed-region xml:id="ct93895261510336" text:id="ct93895261510336">
          <text:deletion>
            <office:change-info>
              <dc:creator>Ray Lischner</dc:creator>
              <dc:date>2020-04-04T02:01:51</dc:date>
            </office:change-info>
            <text:p text:style-name="Code"><text:span text:style-name="T11">system_category().default_</text:span></text:p>
          </text:deletion>
        </text:changed-region>
        <text:changed-region xml:id="ct93895254983664" text:id="ct93895254983664">
          <text:insertion>
            <office:change-info>
              <dc:creator>Ray Lischner</dc:creator>
              <dc:date>2020-04-27T19:38:41</dc:date>
            </office:change-info>
          </text:insertion>
        </text:changed-region>
        <text:changed-region xml:id="ct93895218139728" text:id="ct93895218139728">
          <text:insertion>
            <office:change-info>
              <dc:creator>Ray Lischner</dc:creator>
              <dc:date>2020-04-27T20:06:53</dc:date>
            </office:change-info>
          </text:insertion>
        </text:changed-region>
        <text:changed-region xml:id="ct93895192523984" text:id="ct93895192523984">
          <text:deletion>
            <office:change-info>
              <dc:creator>Ray Lischner</dc:creator>
              <dc:date>2020-04-27T20:06:54</dc:date>
            </office:change-info>
            <text:p text:style-name="Code"><text:span text:style-name="T26">2</text:span></text:p>
          </text:deletion>
        </text:changed-region>
        <text:changed-region xml:id="ct93895187944400" text:id="ct93895187944400">
          <text:insertion>
            <office:change-info>
              <dc:creator>Ray Lischner</dc:creator>
              <dc:date>2020-04-27T20:23:16</dc:date>
            </office:change-info>
          </text:insertion>
        </text:changed-region>
        <text:changed-region xml:id="ct93895189396352" text:id="ct93895189396352">
          <text:deletion>
            <office:change-info>
              <dc:creator>Ray Lischner</dc:creator>
              <dc:date>2020-04-27T20:23:16</dc:date>
            </office:change-info>
            <text:p text:style-name="Code"><text:span text:style-name="T8">{</text:span></text:p>
          </text:deletion>
        </text:changed-region>
        <text:changed-region xml:id="ct93895334956032" text:id="ct93895334956032">
          <text:deletion>
            <office:change-info>
              <dc:creator>Ray Lischner</dc:creator>
              <dc:date>2020-04-27T20:23:19</dc:date>
            </office:change-info>
            <text:p text:style-name="Code"><text:span text:style-name="T6">}</text:span></text:p>
          </text:deletion>
        </text:changed-region>
        <text:changed-region xml:id="ct93895335296496" text:id="ct93895335296496">
          <text:insertion>
            <office:change-info>
              <dc:creator>Ray Lischner</dc:creator>
              <dc:date>2020-04-27T20:23:20</dc:date>
            </office:change-info>
          </text:insertion>
        </text:changed-region>
        <text:changed-region xml:id="ct93895335296736" text:id="ct93895335296736">
          <text:insertion>
            <office:change-info>
              <dc:creator>Ray Lischner</dc:creator>
              <dc:date>2020-04-27T20:06:58</dc:date>
            </office:change-info>
          </text:insertion>
        </text:changed-region>
        <text:changed-region xml:id="ct93895199153376" text:id="ct93895199153376">
          <text:deletion>
            <office:change-info>
              <dc:creator>Ray Lischner</dc:creator>
              <dc:date>2020-04-27T20:06:58</dc:date>
            </office:change-info>
            <text:p text:style-name="Code"><text:span text:style-name="T7">2</text:span></text:p>
          </text:deletion>
        </text:changed-region>
        <text:changed-region xml:id="ct93895241801200" text:id="ct93895241801200">
          <text:deletion>
            <office:change-info>
              <dc:creator>Ray Lischner</dc:creator>
              <dc:date>2020-04-27T19:39:13</dc:date>
            </office:change-info>
            <text:p text:style-name="P3"><text:span text:style-name="T11">condition</text:span></text:p>
          </text:deletion>
        </text:changed-region>
        <text:changed-region xml:id="ct93895301143552" text:id="ct93895301143552">
          <text:deletion>
            <office:change-info>
              <dc:creator>Ray Lischner</dc:creator>
              <dc:date>2020-04-04T02:02:06</dc:date>
            </office:change-info>
            <text:p text:style-name="P3"><text:span text:style-name="T11">ystem_category().default_error_</text:span></text:p>
          </text:deletion>
        </text:changed-region>
        <text:changed-region xml:id="ct93895223987008" text:id="ct93895223987008">
          <text:deletion>
            <office:change-info>
              <dc:creator>Ray Lischner</dc:creator>
              <dc:date>2020-04-27T19:39:13</dc:date>
            </office:change-info>
            <text:p text:style-name="P3"><text:span text:style-name="T11">s</text:span></text:p>
          </text:deletion>
        </text:changed-region>
        <text:changed-region xml:id="ct93895245279232" text:id="ct93895245279232">
          <text:insertion>
            <office:change-info>
              <dc:creator>Ray Lischner</dc:creator>
              <dc:date>2020-04-27T19:39: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895212297632"/>E X P L O R A T I O N <text:s/><text:span text:style-name="T23">1</text:span><text:span text:style-name="T24">4</text:span></text:p>
      <text:p text:style-name="P6"/>
      <text:p text:style-name="P4"></text:p>
      <text:p text:style-name="P5"><text:change-end text:change-id="ct93895212297632"/><office:annotation office:name="__Annotation__1689_2002594317" loext:resolved="false"><dc:creator>Michael Thomas</dc:creator><dc:date>2020-03-10T09:54:50.930000000</dc:date><text:p text:style-name="P12"><text:span text:style-name="T27">Good clean chapter. <text:s/>The document is easy to read and understand.</text:span></text:p>
<text:p text:style-name="P12"><text:span text:style-name="T27"/></text:p>
<text:p text:style-name="P12"><text:span text:style-name="T27">I am running Windows 10 and Visual Studio 2019 16.5.0 Preview 4</text:span></text:p>
<text:p text:style-name="P12"><text:span text:style-name="T27"/></text:p>
<text:p text:style-name="P12"><text:span text:style-name="T27">All links in the chapter work.</text:span></text:p>
</office:annotation>Introduction to File I/O<office:annotation-end office:name="__Annotation__1689_2002594317"/></text:p>
      <text:p text:style-name="Body_20_Text_20_First"><text:change text:change-id="ct93895292172736"/>Reading from standard input and writing to standard output works fine for many trivial programs, and it is a<text:span text:style-name="T1"> </text:span>standard idiom for UNIX and related operating systems. Nonetheless, real programs must be able to open named files for reading, writing, or both. This Exploration introduces the basics of file I/O. Later Explorations will tackle more sophisticated I/O issues.</text:p>
      <text:h text:style-name="Heading_20_1" text:outline-level="1">Reading Files</text:h>
      <text:p text:style-name="Body_20_Text_20_First">The most common file-related task in these early Explorations will involve reading from a<text:span text:style-name="T1"> </text:span>file instead of from the standard input stream. One of the greatest benefits of this is it saves a<text:span text:style-name="T1"> </text:span>lot of tedious typing. Some IDEs make it difficult to redirect input and output, so it’s easier to read from a<text:span text:style-name="T1"> </text:span>file and sometimes write to a<text:span text:style-name="T1"> </text:span>file. Listing<text:span text:style-name="T1"> </text:span>14-1 shows a<text:span text:style-name="T1"> </text:span>rudimentary program that reads integers from a<text:span text:style-name="T1"> </text:span>file named <text:span text:style-name="T4">list1401.</text:span><text:change-start text:change-id="ct93895330286688"/><text:span text:style-name="T5">in</text:span><text:change-end text:change-id="ct93895330286688"/><text:change text:change-id="ct93895292963584"/> and writes them, one per line, to the standard output stream. If the program cannot open the file, it prints an error message.</text:p>
      <text:p text:style-name="Code_20_Caption"><text:soft-page-break/><text:span text:style-name="T3">Listing</text:span><text:span text:style-name="T2"> </text:span><text:span text:style-name="T3">14-1.</text:span> Copying Integers from a<text:span text:style-name="T1"> </text:span>File to Standard Output</text:p>
      <text:p text:style-name="P2"><text:change-start text:change-id="ct93895326614608"/>#include &lt;cerrno&gt;</text:p>
      <text:p text:style-name="P9"><text:change-end text:change-id="ct93895326614608"/><text:change text:change-id="ct93895326614848"/><text:change-start text:change-id="ct93895345220032"/>import &lt;algorithm&gt;;<text:change-end text:change-id="ct93895345220032"/></text:p>
      <text:p text:style-name="P8"><text:change text:change-id="ct93895231847088"/><text:change-start text:change-id="ct93895235831392"/>import &lt;fstream&gt;;<text:change-end text:change-id="ct93895235831392"/></text:p>
      <text:p text:style-name="P8"><text:change text:change-id="ct93895238827360"/><text:change-start text:change-id="ct93895198364688"/>import &lt;iostream&gt;;<text:change-end text:change-id="ct93895198364688"/></text:p>
      <text:p text:style-name="P8"><text:change text:change-id="ct93895277291520"/><text:change-start text:change-id="ct93895241751136"/>import &lt;iterator&gt;;<text:change-end text:change-id="ct93895241751136"/></text:p>
      <text:p text:style-name="P8"><text:change text:change-id="ct93895263427072"/><text:change-start text:change-id="ct93895299461648"/>import &lt;system_error&gt;;<text:change-end text:change-id="ct93895299461648"/></text:p>
      <text:p text:style-name="Code"/>
      <text:p text:style-name="Code">int main()</text:p>
      <text:p text:style-name="Code">{</text:p>
      <text:p text:style-name="Code"><text:span text:style-name="T6"><text:s text:c="2"/></text:span>std::ifstream in{"list1401.<text:change text:change-id="ct93895333141888"/><text:change-start text:change-id="ct93895264077808"/><text:span text:style-name="T13">in</text:span><text:change-end text:change-id="ct93895264077808"/>"};</text:p>
      <text:p text:style-name="Code"><text:span text:style-name="T6"><text:s text:c="2"/></text:span>if (not in)</text:p>
      <text:p text:style-name="Code"><text:span text:style-name="T6"><text:s text:c="4"/>std::cerr &lt;&lt; "list1401.</text:span><text:change-start text:change-id="ct93895264078128"/><text:span text:style-name="T16">in</text:span><text:change-end text:change-id="ct93895264078128"/><text:change text:change-id="ct93895264596368"/><text:span text:style-name="T6">: " &lt;&lt;</text:span></text:p>
      <text:p text:style-name="P3"><text:span text:style-name="T6"><text:s text:c="6"/></text:span>std::<text:change text:change-id="ct93895296485376"/><text:change text:change-id="ct93895264596704"/><text:change-start text:change-id="ct93895228616704"/><text:span text:style-name="T12">generic_category</text:span><text:span text:style-name="T14">()</text:span><text:span text:style-name="T12">.message</text:span><text:change-end text:change-id="ct93895228616704"/><text:span text:style-name="T11">(errno) &lt;&lt; '\n'</text:span>;</text:p>
      <text:p text:style-name="Code"><text:span text:style-name="T6"><text:s text:c="2"/></text:span>else</text:p>
      <text:p text:style-name="Code"><text:span text:style-name="T6"><text:s text:c="2"/></text:span>{</text:p>
      <text:p text:style-name="Code"><text:span text:style-name="T6"><text:s text:c="2"/></text:span><office:annotation office:name="__Annotation__3034_2132577490" loext:resolved="false"><dc:creator>Michael Thomas</dc:creator><dc:date>2020-03-10T10:30:22.640000000</dc:date><text:p text:style-name="P12"><text:span text:style-name="T28">Visual Studio does not yet support ranges. This code does not build.</text:span></text:p>
</office:annotation><text:span text:style-name="T6"><text:s text:c="2"/>std::ranges::copy(std::ranges::istream_view&lt;int&gt;</text:span><text:change text:change-id="ct93895331075216"/><text:change-start text:change-id="ct93895184517488"/><text:span text:style-name="T9">(</text:span><text:change-end text:change-id="ct93895184517488"/><text:span text:style-name="T6">in</text:span><text:change-start text:change-id="ct93895183793616"/><text:span text:style-name="T9">)</text:span><text:change-end text:change-id="ct93895183793616"/><text:change text:change-id="ct93895183793936"/><text:span text:style-name="T6">,</text:span><office:annotation-end office:name="__Annotation__3034_2132577490"/></text:p>
      <text:p text:style-name="P1"><text:s text:c="8"/>std::ostream_iterator&lt;int&gt;{std::cout, "\n"});</text:p>
      <text:p text:style-name="Code"><text:span text:style-name="T6"><text:s text:c="4"/></text:span>in.close();</text:p>
      <text:p text:style-name="Code"><text:span text:style-name="T6"><text:s text:c="2"/></text:span>}</text:p>
      <text:p text:style-name="Code">}</text:p>
      <text:p text:style-name="Body_20_Text_20_Cont">The <text:span text:style-name="Code_20_Inline">&lt;fstream&gt;</text:span> <text:change text:change-id="ct93895204428016"/><text:change-start text:change-id="ct93895283015392"/><text:span text:style-name="T18">module</text:span><text:change-end text:change-id="ct93895283015392"/> declares <text:span text:style-name="Code_20_Inline">ifstream</text:span>, which is the type you use to read from a file. To open a file, simply name the file in <text:span text:style-name="Code_20_Inline">ifstream</text:span>’s initializer. If the file cannot be opened, the <text:span text:style-name="Code_20_Inline">ifstream</text:span> object is left in an error state, a condition for which you can test using an <text:span text:style-name="Code_20_Inline">if</text:span> statement. When you are done reading from the file, call the <text:span text:style-name="Code_20_Inline">close()</text:span> member function. After closing the stream, you cannot read from it anymore.</text:p>
      <text:p text:style-name="Body_20_Text_20_Cont">Once the file is open, read from it the same way you read from <text:span text:style-name="Code_20_Inline">std::cin</text:span>. All <text:alphabetical-index-mark text:string-value="reading files" text:key1="File I/O"/>the input operators that are declared in <text:span text:style-name="Code_20_Inline">&lt;istream&gt;</text:span> work equally well for an <text:span text:style-name="Code_20_Inline">ifstream,</text:span> as they do for <text:span text:style-name="Code_20_Inline">std::cin</text:span>.</text:p>
      <text:p text:style-name="Body_20_Text_20_Cont">If the file cannot be opened, you want to issue a useful error message, and here you enter the netherworld between historic C and modern C++. <text:span text:style-name="T17">Operating systems generally have a variety of error codes they can issue indicating that the files does not exist, that you don’t have permission to read the file, that an electromagnetic pulse permanently scrambled the contents of you Ph.D. thesis, and so on. </text:span>The <text:span text:style-name="Code_20_Inline">std::</text:span><text:change-start text:change-id="ct93895198364928"/><text:span text:style-name="Code_20_Inline"><text:span text:style-name="T20">generic</text:span></text:span><text:change-end text:change-id="ct93895198364928"/><text:change text:change-id="ct93895330101792"/><text:span text:style-name="Code_20_Inline"><text:span text:style-name="T19">_category()</text:span></text:span> (declared in <text:span text:style-name="Code_20_Inline">&lt;</text:span><text:span text:style-name="Code_20_Inline"><text:span text:style-name="T19">system_error</text:span></text:span><text:span text:style-name="Code_20_Inline">&gt;</text:span>) function returns an object that can be used to <text:change text:change-id="ct93895241800960"/><text:change-start text:change-id="ct93895270895120"/><text:span text:style-name="T18">get</text:span><text:change-end text:change-id="ct93895270895120"/><text:change text:change-id="ct93895254093808"/><text:change-start text:change-id="ct93895254094048"/> <text:span text:style-name="T25">information associated with </text:span><text:change-end text:change-id="ct93895254094048"/><text:change-start text:change-id="ct93895296297232"/><text:span text:style-name="T25">a POSIX</text:span><text:change-end text:change-id="ct93895296297232"/><text:change text:change-id="ct93895296297472"/> error code, which one hopes is in the C variable, <text:span text:style-name="Code_20_Inline">errno</text:span> (<text:change text:change-id="ct93895247336256"/>no leading <text:span text:style-name="Code_20_Inline">std::</text:span><text:change-start text:change-id="ct93895210293328"/><text:span text:style-name="Default_20_Paragraph_20_Font"> </text:span><text:span text:style-name="Default_20_Paragraph_20_Font"><text:span text:style-name="T25">and like </text:span></text:span><text:span text:style-name="Code_20_Inline"><text:span text:style-name="T25">&lt;</text:span></text:span><text:change-end text:change-id="ct93895210293328"/><text:change-start text:change-id="ct93895202844352"/><text:span text:style-name="Code_20_Inline"><text:span text:style-name="T25">cassert&gt;</text:span></text:span><text:span text:style-name="Default_20_Paragraph_20_Font"><text:span text:style-name="T25">, you use </text:span></text:span><text:span text:style-name="Code_20_Inline"><text:span text:style-name="T25">#include &lt;cerrno&gt;</text:span></text:span><text:change-end text:change-id="ct93895202844352"/>). <text:change-start text:change-id="ct93895203002896"/><text:span text:style-name="T25">The </text:span><text:span text:style-name="Code_20_Inline"><text:span text:style-name="T22">message()</text:span></text:span><text:span text:style-name="T25"> function returns a string message, or you can construct a </text:span><text:soft-page-break/><text:span text:style-name="T25">portable </text:span><text:span text:style-name="Code_20_Inline"><text:span text:style-name="T25">error_code</text:span></text:span><text:span text:style-name="T25"> object. </text:span><text:change-end text:change-id="ct93895203002896"/>The C++ standard is silent on whether or how file streams store error values in <text:span text:style-name="Code_20_Inline"><text:span text:style-name="T21">errno</text:span></text:span>, but it is a realistic expectation that <text:span text:style-name="Code_20_Inline"><text:span text:style-name="T21">errno</text:span></text:span> holds a useful value<text:change text:change-id="ct93895346693264"/>.</text:p>
      <text:p text:style-name="Body_20_Text_20_Cont"><text:span text:style-name="Strong_20_Emphasis">Run the program when you know the input file does not exist. What message does the program display?</text:span></text:p>
      <text:p text:style-name="Unnumbered_20_List">_____________________________________________________________</text:p>
      <text:p text:style-name="Body_20_Text_20_Cont">If you can, create the input file, then change the protection on the file, so you can no longer read it. Run the program.</text:p>
      <text:p text:style-name="Body_20_Text_20_Cont"><text:span text:style-name="Strong_20_Emphasis">What message do you get this time?</text:span></text:p>
      <text:p text:style-name="Unnumbered_20_List">_____________________________________________________________</text:p>
      <text:h text:style-name="Heading_20_1" text:outline-level="1">Writing Files</text:h>
      <text:p text:style-name="Body_20_Text_20_First">As you have probably guessed, to write to a<text:span text:style-name="T1"> </text:span>file, you define an <text:span text:style-name="Code_20_Inline">ofstream</text:span> object. To open the file, simply name the file in the variable’s initializer. If the file does not exist, it will be created. If the file does exist, its old contents are discarded in preparation for writing new contents. If the file cannot be opened, the <text:span text:style-name="Code_20_Inline">ofstream</text:span> object is left in an error state, so remember to test it before you try to use it. Use an <text:span text:style-name="Code_20_Inline">ofstream</text:span> object the same way you use <text:span text:style-name="Code_20_Inline">std::cout</text:span>.</text:p>
      <text:p text:style-name="Body_20_Text_20_Cont"><text:span text:style-name="Strong_20_Emphasis"><text:span text:style-name="T10">Modify Listing 14-1 to write the numbers to a named file.</text:span></text:span> This time, name the input file <text:span text:style-name="T4">list140</text:span>2<text:span text:style-name="T4">.in</text:span> and name the output file <text:span text:style-name="T4">list140</text:span>2<text:span text:style-name="T4">.out</text:span>. Compare your solution with mine in Listing 14-2.</text:p>
      <text:p text:style-name="Code_20_Caption"><text:span text:style-name="T3">Listing</text:span><text:span text:style-name="T2"> </text:span><text:span text:style-name="T3">14-2.</text:span> Copying Integers from a<text:span text:style-name="T1"> </text:span>Named File to a<text:span text:style-name="T1"> </text:span>Named File</text:p>
      <text:p text:style-name="P2"><text:change-start text:change-id="ct93895329646240"/>#include &lt;cerrno&gt;</text:p>
      <text:p text:style-name="P9"><text:change-end text:change-id="ct93895329646240"/><text:change text:change-id="ct93895204179456"/><text:change-start text:change-id="ct93895269277200"/>import &lt;algorithm&gt;;<text:change-end text:change-id="ct93895269277200"/></text:p>
      <text:p text:style-name="P8"><text:change text:change-id="ct93895208192304"/><text:change-start text:change-id="ct93895239748400"/>import &lt;fstream&gt;;<text:change-end text:change-id="ct93895239748400"/></text:p>
      <text:p text:style-name="P8"><text:change text:change-id="ct93895185927360"/><text:change-start text:change-id="ct93895303188416"/>import &lt;iostream&gt;;<text:change-end text:change-id="ct93895303188416"/><text:change-start text:change-id="ct93895210293568"/></text:p>
      <text:p text:style-name="P10"><text:change-end text:change-id="ct93895210293568"/><text:change-start text:change-id="ct93895219619536"/>import &lt;ranges&gt;;<text:change-end text:change-id="ct93895219619536"/></text:p>
      <text:p text:style-name="P8"><text:change text:change-id="ct93895202844592"/><text:change-start text:change-id="ct93895203003200"/>import &lt;system_error&gt;;<text:change-end text:change-id="ct93895203003200"/></text:p>
      <text:p text:style-name="Code"/>
      <text:p text:style-name="Code">int main()</text:p>
      <text:p text:style-name="Code">{</text:p>
      <text:p text:style-name="Code"><text:span text:style-name="T6"><text:s text:c="2"/></text:span>std::ifstream in{"list1402.in"};</text:p>
      <text:p text:style-name="Code"><text:span text:style-name="T6"><text:s text:c="2"/></text:span>if (not in)</text:p>
      <text:p text:style-name="Code"><text:span text:style-name="T6"><text:s text:c="4"/>std::cerr &lt;&lt; "list1402.</text:span><text:span text:style-name="T15">in</text:span><text:span text:style-name="T6">: " &lt;&lt;</text:span></text:p>
      <text:p text:style-name="P3"><text:soft-page-break/><text:span text:style-name="T6"><text:s text:c="6"/></text:span>std::<text:change text:change-id="ct93895118756976"/><text:change text:change-id="ct93895322875008"/><text:change-start text:change-id="ct93895118889792"/><text:span text:style-name="T12">generic_category</text:span><text:span text:style-name="T14">()</text:span><text:span text:style-name="T12">.message</text:span><text:change-end text:change-id="ct93895118889792"/><text:span text:style-name="T11">(errno) &lt;&lt; '\n'</text:span>;</text:p>
      <text:p text:style-name="Code"><text:span text:style-name="T6"><text:s text:c="2"/></text:span>else</text:p>
      <text:p text:style-name="Code"><text:span text:style-name="T6"><text:s text:c="2"/></text:span>{</text:p>
      <text:p text:style-name="Code"><text:span text:style-name="T6"><text:s text:c="4"/></text:span>std::ofstream out{"list1402.out"};</text:p>
      <text:p text:style-name="Code"><text:span text:style-name="T6"><text:s text:c="4"/></text:span>if (not out)</text:p>
      <text:p text:style-name="Code"><text:span text:style-name="T6"><text:s text:c="6"/>std::cerr &lt;&lt; "list1402.</text:span><text:span text:style-name="T15">out</text:span><text:span text:style-name="T6">: " &lt;&lt;</text:span></text:p>
      <text:p text:style-name="P3"><text:span text:style-name="T6"><text:s text:c="8"/></text:span>std::<text:change text:change-id="ct93895346689264"/><text:change text:change-id="ct93895346689024"/><text:change-start text:change-id="ct93895363018624"/><text:span text:style-name="T12">generic_category</text:span><text:span text:style-name="T14">()</text:span><text:span text:style-name="T12">.message</text:span><text:change-end text:change-id="ct93895363018624"/><text:span text:style-name="T11">(errno) &lt;&lt; '\n'</text:span>;</text:p>
      <text:p text:style-name="Code"><text:span text:style-name="T6"><text:s text:c="4"/></text:span>else</text:p>
      <text:p text:style-name="Code"><text:span text:style-name="T6"><text:s text:c="4"/></text:span>{</text:p>
      <text:p text:style-name="Code"><office:annotation office:name="__Annotation__3039_2132577490" loext:resolved="false"><dc:creator>Michael Thomas</dc:creator><dc:date>2020-03-10T10:30:49.020000000</dc:date><text:p text:style-name="P12"><text:span text:style-name="T28">Visual Studio does not yet support ranges. This code does not build.</text:span></text:p>
</office:annotation><text:span text:style-name="T6"><text:s text:c="6"/>std::ranges::copy(std::ranges::istream_view&lt;int&gt;</text:span><text:change text:change-id="ct93895188653808"/><text:change-start text:change-id="ct93895252027856"/><text:span text:style-name="T9">(</text:span><text:change-end text:change-id="ct93895252027856"/><text:span text:style-name="T6">in</text:span><text:change-start text:change-id="ct93895219457536"/><text:span text:style-name="T9">)</text:span><text:change-end text:change-id="ct93895219457536"/><text:change text:change-id="ct93895328613216"/><text:span text:style-name="T6">,</text:span><office:annotation-end office:name="__Annotation__3039_2132577490"/></text:p>
      <text:p text:style-name="P1"><text:s text:c="8"/>std::ostream_iterator&lt;int&gt;{out, "\n"});</text:p>
      <text:p text:style-name="Code"><text:span text:style-name="T6"><text:s text:c="6"/></text:span>out.close();</text:p>
      <text:p text:style-name="Code"><text:span text:style-name="T6"><text:s text:c="6"/></text:span>in.close();</text:p>
      <text:p text:style-name="Code"><text:span text:style-name="T6"><text:s text:c="4"/></text:span>}</text:p>
      <text:p text:style-name="Code"><text:span text:style-name="T6"><text:s text:c="2"/></text:span>}</text:p>
      <text:p text:style-name="Code">}</text:p>
      <text:p text:style-name="Body_20_Text_20_Cont">Like <text:span text:style-name="Code_20_Inline">ifstream</text:span>, the <text:span text:style-name="Code_20_Inline">ofstream</text:span> type is declared in <text:span text:style-name="Code_20_Inline">&lt;fstream&gt;</text:span>.</text:p>
      <text:p text:style-name="Body_20_Text_20_Cont">The program opens the input file first. If that succeeds, it opens the output file. If the order were reversed, the program might create the output file then fail to open the input file, and the result would be a wasted, empty file. Always open input files first.</text:p>
      <text:p text:style-name="Body_20_Text_20_Cont">Also notice that the program does not close the input file, if it cannot open the output file. Don’t worry: it closes the input file just fine. When <text:span text:style-name="Code_20_Inline">in</text:span> is destroyed at the end of <text:span text:style-name="Code_20_Inline">main</text:span>, the file is automatically closed.</text:p>
      <text:p text:style-name="Body_20_Text_20_Cont">I know what you’re thinking: If <text:span text:style-name="Code_20_Inline">in</text:span> is automatically closed, why call <text:span text:style-name="Code_20_Inline">close</text:span> at all? Why not let <text:span text:style-name="Code_20_Inline">in</text:span> close automatically in all cases? For an input file, that’s actually okay. Feel free to delete the <text:span text:style-name="Code_20_Inline">in.close();</text:span> statement from the program. For an output file, however, doing so is unwise.</text:p>
      <text:p text:style-name="Body_20_Text_20_Cont">Some output errors do not arise until the file is closed, and the operating system flushes all its internal buffers and does all the other cleanup it needs to do when closing a file. Thus, an output stream object might not receive an error from the operating system until you call <text:span text:style-name="Code_20_Inline">close()</text:span>. Detecting and handling these errors is an advanced skill. The first step toward developing that skill is to adopt the habit of calling <text:span text:style-name="Code_20_Inline">close()</text:span> explicitly for output files. When it comes time to add the error-checking, you will have a place where you can add it.</text:p>
      <text:p text:style-name="Body_20_Text_20_Cont">Try running the program in Listing 14-2 in various error scenarios. Create the output file, <text:span text:style-name="T4">list140</text:span>2<text:span text:style-name="T4">.out</text:span>, and then use the operating system to mark the file as read-only. <text:span text:style-name="Strong_20_Emphasis"><text:span text:style-name="T10">What happens?</text:span></text:span></text:p>
      <text:p text:style-name="Unnumbered_20_List">_____________________________________________________________</text:p>
      <text:p text:style-name="Body_20_Text_20_Cont"><text:soft-page-break/>If you noticed that the program does not check whether the output operations succeed, congratulations for having sharp eyes! C++ offers a few different ways to check for output errors, but they all have drawbacks. The easiest is to test whether the output stream is in an error state. You can check the stream after every output operation, but that approach is cumbersome, and few people write code that way. Another way lets the stream check for an error condition after every operation and alerts your program with an exception. You’ll learn about this technique in Exploration 45. A frighteningly common technique is to ignore output errors altogether. As a compromise, I recommend testing for errors after calling <text:span text:style-name="Code_20_Inline">close()</text:span>. Listing 14-3 shows the final version of the program.</text:p>
      <text:p text:style-name="Code_20_Caption"><text:span text:style-name="T3">Listing</text:span><text:span text:style-name="T2"> </text:span><text:span text:style-name="T3">14-3.</text:span> Copying Integers, with Minimal Error-Checking</text:p>
      <text:p text:style-name="P2"><text:change-start text:change-id="ct93895224484960"/>#include &lt;cerrno&gt;</text:p>
      <text:p text:style-name="P9"><text:change-end text:change-id="ct93895224484960"/><text:change text:change-id="ct93895251665760"/><text:change-start text:change-id="ct93895200869312"/>import &lt;algorithm&gt;;<text:change-end text:change-id="ct93895200869312"/></text:p>
      <text:p text:style-name="P8"><text:change text:change-id="ct93895366146400"/><text:change-start text:change-id="ct93895213534528"/>import &lt;fstream&gt;;<text:change-end text:change-id="ct93895213534528"/></text:p>
      <text:p text:style-name="P8"><text:change text:change-id="ct93895364513120"/><text:change-start text:change-id="ct93895305378416"/>import &lt;iostream&gt;;<text:change-end text:change-id="ct93895305378416"/><text:change-start text:change-id="ct93895297912384"/></text:p>
      <text:p text:style-name="P10"><text:change-end text:change-id="ct93895297912384"/><text:change-start text:change-id="ct93895330954496"/>import &lt;ranges&gt;;<text:change-end text:change-id="ct93895330954496"/></text:p>
      <text:p text:style-name="P8"><text:change text:change-id="ct93895307309664"/><text:change-start text:change-id="ct93895239220016"/>import &lt;system_error&gt;;<text:change-end text:change-id="ct93895239220016"/></text:p>
      <text:p text:style-name="Code"/>
      <text:p text:style-name="Code">int main()</text:p>
      <text:p text:style-name="Code">{</text:p>
      <text:p text:style-name="Code"><text:span text:style-name="T6"><text:s text:c="2"/></text:span>std::ifstream in{"list140<text:change-start text:change-id="ct93895307196064"/><text:span text:style-name="T26">3</text:span><text:change-end text:change-id="ct93895307196064"/><text:change text:change-id="ct93895288431696"/>.in"};</text:p>
      <text:p text:style-name="Code"><text:span text:style-name="T6"><text:s text:c="2"/></text:span>if (not in)</text:p>
      <text:p text:style-name="Code"><text:span text:style-name="T6"><text:s text:c="4"/>std::cerr &lt;&lt; "list140</text:span><text:change-start text:change-id="ct93895262134112"/><text:span text:style-name="T7">3</text:span><text:change-end text:change-id="ct93895262134112"/><text:change text:change-id="ct93895186000640"/><text:span text:style-name="T6">.</text:span><text:span text:style-name="T15">in</text:span><text:span text:style-name="T6">: " &lt;&lt;</text:span></text:p>
      <text:p text:style-name="Code"><text:span text:style-name="T6"><text:s text:c="6"/></text:span>std::<text:change text:change-id="ct93895205309984"/><text:change text:change-id="ct93895261510336"/><text:change-start text:change-id="ct93895254983664"/><text:span text:style-name="T12">generic_category</text:span><text:span text:style-name="T14">()</text:span><text:span text:style-name="T12">.message</text:span><text:change-end text:change-id="ct93895254983664"/><text:span text:style-name="T11">(errno) &lt;&lt; '\n'</text:span>;</text:p>
      <text:p text:style-name="Code"><text:span text:style-name="T6"><text:s text:c="2"/></text:span>else</text:p>
      <text:p text:style-name="Code"><text:span text:style-name="T6"><text:s text:c="2"/></text:span>{</text:p>
      <text:p text:style-name="Code"><text:span text:style-name="T6"><text:s text:c="4"/></text:span>std::ofstream out{"list140<text:change-start text:change-id="ct93895218139728"/><text:span text:style-name="T26">3</text:span><text:change-end text:change-id="ct93895218139728"/><text:change text:change-id="ct93895192523984"/>.out"};</text:p>
      <text:p text:style-name="Code"><text:span text:style-name="T6"><text:s text:c="4"/></text:span>if (out) {</text:p>
      <text:p text:style-name="Code"><office:annotation office:name="__Annotation__3048_2132577490" loext:resolved="false"><dc:creator>Michael Thomas</dc:creator><dc:date>2020-03-10T10:32:21.750000000</dc:date><text:p text:style-name="P12"><text:span text:style-name="T28">Visual Studio does not yet support ranges. This code does not build.</text:span></text:p>
</office:annotation><text:span text:style-name="T6"><text:s text:c="6"/>std::ranges::copy(std::ranges::istream_view&lt;int&gt;</text:span><text:change-start text:change-id="ct93895187944400"/><text:span text:style-name="T8">(</text:span><text:change-end text:change-id="ct93895187944400"/><text:change text:change-id="ct93895189396352"/><text:span text:style-name="T6">in</text:span><text:change text:change-id="ct93895334956032"/><text:change-start text:change-id="ct93895335296496"/><text:span text:style-name="T8">)</text:span><text:change-end text:change-id="ct93895335296496"/><text:span text:style-name="T6">,</text:span><office:annotation-end office:name="__Annotation__3048_2132577490"/></text:p>
      <text:p text:style-name="P1"><text:s text:c="8"/>std::ostream_iterator&lt;int&gt;{out, "\n"});</text:p>
      <text:p text:style-name="Code"><text:span text:style-name="T6"><text:s text:c="6"/></text:span>out.close();</text:p>
      <text:p text:style-name="P1"><text:s text:c="4"/>}</text:p>
      <text:p text:style-name="P1"><text:s text:c="4"/>if (not out)</text:p>
      <text:p text:style-name="Code"><text:span text:style-name="T6"><text:s text:c="6"/>std::cerr &lt;&lt; "list140</text:span><text:change-start text:change-id="ct93895335296736"/><text:span text:style-name="T7">3</text:span><text:change-end text:change-id="ct93895335296736"/><text:change text:change-id="ct93895199153376"/><text:span text:style-name="T6">.</text:span><text:span text:style-name="T15">out</text:span><text:span text:style-name="T6">: " &lt;&lt;</text:span></text:p>
      <text:p text:style-name="P3"><text:span text:style-name="T6"><text:s text:c="8"/></text:span>std::<text:change text:change-id="ct93895241801200"/><text:change text:change-id="ct93895301143552"/><text:change text:change-id="ct93895223987008"/><text:change-start text:change-id="ct93895245279232"/><text:span text:style-name="T12">generic_category</text:span><text:span text:style-name="T14">()</text:span><text:span text:style-name="T12">.message</text:span><text:change-end text:change-id="ct93895245279232"/><text:span text:style-name="T11">(errno) &lt;&lt; '\n'</text:span>;</text:p>
      <text:p text:style-name="Code"><text:span text:style-name="T6"><text:s text:c="2"/></text:span>}</text:p>
      <text:p text:style-name="Code">}</text:p>
      <text:p text:style-name="Body_20_Text_20_Cont"><text:soft-page-break/>Basic I/O is not difficult, but it can quickly become a morass of gooey, complicated code when you start to throw in sophisticated error-handling, international issues, binary I/O, and so on. Later Explorations will introduce most of these topics, but only when the time is ripe. For now, however, go back to earlier programs and practice modifying them to read and write named files instead of the standard input and output streams. For the sake of brevity (if for no other reason), the examples in the book will continue to use the standard I/O streams. If your IDE interferes with redirecting the standard I/O streams, or if you just prefer named files, you now know how to change the examples to meet your needs.<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 style:display-name="WW-Default Paragraph Font"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45:00</meta:creation-date>
    <dc:creator>Ray Lischner</dc:creator>
    <dc:date>2020-04-28T10:22:20.813413570</dc:date>
    <meta:print-date>2009-03-19T10:05:00</meta:print-date>
    <meta:editing-cycles>20</meta:editing-cycles>
    <meta:editing-duration>PT1H18M18S</meta:editing-duration>
    <meta:generator>LibreOffice/6.4.2.2$Linux_X86_64 LibreOffice_project/40$Build-2</meta:generator>
    <meta:document-statistic meta:table-count="0" meta:image-count="0" meta:object-count="0" meta:page-count="6" meta:paragraph-count="100" meta:word-count="1317" meta:character-count="8394" meta:non-whitespace-character-count="6994"/>
    <meta:user-defined meta:name="Chapter Number">14</meta:user-defined>
    <meta:user-defined meta:name="ContentType">Document</meta:user-defined>
  </office:meta>
</office:document-meta>
</file>